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9]+[.F8]-[.G8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0]+[.F9]-[.G9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1]+[.F10]-[.G10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32092.449486883212" table:formula="of:=[.E12]" table:style-name="ce83">
            <text:p>32.092,45<text:s/></text:p>
          </table:table-cell>
          <table:table-cell table:style-name="ce43"/>
          <table:table-cell office:value-type="float" office:value="94331.39727238151" table:formula="of:=[.H12]+[.F11]-[.G11]" table:style-name="ce43">
            <text:p>94.331,40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32092.449486883212" table:formula="of:=[.E14]+[.F12]" table:style-name="ce42">
            <text:p>32092,44949</text:p>
          </table:table-cell>
          <table:table-cell office:value-type="float" office:value="4344.0079513069759" table:formula="of:=[.H13]*[.D12]" table:style-name="ce71">
            <text:p>4.344,01<text:s/></text:p>
          </table:table-cell>
          <table:table-cell table:style-name="ce43"/>
          <table:table-cell office:value-type="float" office:value="62238.947785498298" table:formula="of:=[.H13]+[.F12]-[.G12]" table:style-name="ce43">
            <text:p>62.238,95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7748.441535576236" table:formula="of:=[.E14]" table:style-name="ce83">
            <text:p>27.748,44<text:s/></text:p>
          </table:table-cell>
          <table:table-cell table:style-name="ce43"/>
          <table:table-cell office:value-type="float" office:value="57894.939834191326" table:formula="of:=[.H14]+[.F13]-[.G13]" table:style-name="ce43">
            <text:p>57.894,94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7748.441535576236" table:formula="of:=[.E16]+[.F14]" table:style-name="ce42">
            <text:p>27748,44154</text:p>
          </table:table-cell>
          <table:table-cell office:value-type="float" office:value="924.20497759078432" table:formula="of:=[.H15]*[.D14]" table:style-name="ce71">
            <text:p>924,20<text:s/></text:p>
          </table:table-cell>
          <table:table-cell table:style-name="ce43"/>
          <table:table-cell office:value-type="float" office:value="30146.49829861509" table:formula="of:=[.H15]+[.F14]-[.G14]" table:style-name="ce43">
            <text:p>30.146,50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6824.236557985452" table:formula="of:=[.E16]" table:style-name="ce83">
            <text:p>26.824,24<text:s/></text:p>
          </table:table-cell>
          <table:table-cell table:style-name="ce43"/>
          <table:table-cell office:value-type="float" office:value="29222.293321024306" table:formula="of:=[.H16]+[.F15]-[.G15]" table:style-name="ce43">
            <text:p>29.222,29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6824.236557985452" table:formula="of:=[.E18]+[.F16]" table:style-name="ce42">
            <text:p>26824,23656</text:p>
          </table:table-cell>
          <table:table-cell office:value-type="float" office:value="103.90638837670073" table:formula="of:=[.H17]*[.D16]" table:style-name="ce71">
            <text:p>103,91<text:s/></text:p>
          </table:table-cell>
          <table:table-cell table:style-name="ce43"/>
          <table:table-cell office:value-type="float" office:value="2398.0567630388537" table:formula="of:=[.H17]+[.F16]-[.G16]" table:style-name="ce85">
            <text:p>2.398,0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87"/>
        <table:table-column table:style-name="co22" table:default-cell-style-name="ce93"/>
        <table:table-column table:style-name="co23" table:default-cell-style-name="ce87"/>
        <table:table-column table:style-name="co16" table:default-cell-style-name="ce88"/>
        <table:table-column table:style-name="co24" table:default-cell-style-name="ce89"/>
        <table:table-column table:style-name="co25" table:default-cell-style-name="ce88"/>
        <table:table-column table:style-name="co26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67" table:style-name="ce89">
            <text:p>3.467,00</text:p>
          </table:table-cell>
          <table:table-cell office:value-type="float" office:value="67429.98" table:formula="of:=[.F7]+[.E8]-[.D8]" table:style-name="ce99">
            <text:p>67.429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53.98" table:formula="of:=[.F8]+[.E9]-[.D9]" table:style-name="ce99">
            <text:p>68.75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69.36" table:formula="of:=[.F9]+[.E10]-[.D10]" table:style-name="ce99">
            <text:p>69.5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69.36" table:formula="of:=[.F10]+[.E11]-[.D11]" table:style-name="ce99">
            <text:p>66.1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9636.36" table:formula="of:=[.F11]+[.E12]-[.D12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2"/>
          <table:table-cell office:value-type="float" office:value="66186.36" table:formula="of:=[.F12]+[.E13]-[.D13]" table:style-name="ce99">
            <text:p>66.18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2">
            <text:p>3.450,</text:p>
          </table:table-cell>
          <table:table-cell office:value-type="float" office:value="69636.36" table:formula="of:=[.F13]+[.E14]-[.D14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3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2">
            <text:p>686,95</text:p>
          </table:table-cell>
          <table:table-cell office:value-type="float" office:value="70323.31" table:formula="of:=[.F14]+[.E15]-[.D15]" table:style-name="ce99">
            <text:p>70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6T00:00:00" table:style-name="ce93">
            <text:p>26.03.24</text:p>
          </table:table-cell>
          <table:table-cell office:value-type="string" table:style-name="ce87">
            <text:p>silim makinesi için motrcudan alınan</text:p>
          </table:table-cell>
          <table:table-cell office:value-type="float" office:value="1000" table:style-name="ce88">
            <text:p>1.000,00</text:p>
          </table:table-cell>
          <table:table-cell table:style-name="ce89"/>
          <table:table-cell office:value-type="float" office:value="69323.31" table:formula="of:=[.F15]+[.E16]-[.D16]" table:style-name="ce99">
            <text:p>69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maliye usulsüzlük ceza ödemesi banka kartından<text:s/></text:p>
          </table:table-cell>
          <table:table-cell office:value-type="float" office:value="103.12" table:style-name="ce88">
            <text:p>103,12</text:p>
          </table:table-cell>
          <table:table-cell table:style-name="ce89"/>
          <table:table-cell office:value-type="float" office:value="69220.19" table:formula="of:=[.F16]+[.E17]-[.D17]" table:style-name="ce99">
            <text:p>69.220,19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alumba YGV ali balcı kartı ile ödeme</text:p>
          </table:table-cell>
          <table:table-cell office:value-type="float" office:value="2273.0700000000002" table:style-name="ce88">
            <text:p>2.273,07</text:p>
          </table:table-cell>
          <table:table-cell table:style-name="ce89"/>
          <table:table-cell office:value-type="float" office:value="66947.12" table:formula="of:=[.F17]+[.E18]-[.D18]" table:style-name="ce99">
            <text:p>66.9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8T00:00:00" table:style-name="ce93">
            <text:p>08.04.24</text:p>
          </table:table-cell>
          <table:table-cell office:value-type="string" table:style-name="ce87">
            <text:p>kredi için<text:s/></text:p>
          </table:table-cell>
          <table:table-cell office:value-type="float" office:value="2500" table:style-name="ce88">
            <text:p>2.500,00</text:p>
          </table:table-cell>
          <table:table-cell table:style-name="ce89"/>
          <table:table-cell office:value-type="float" office:value="64447.119999999995" table:formula="of:=[.F18]+[.E19]-[.D19]" table:style-name="ce99">
            <text:p>64.4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87">
            <text:p>kredi için pervine<text:s/>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7914.12" table:formula="of:=[.F19]+[.E20]-[.D20]" table:style-name="ce99">
            <text:p>67.91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4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6176.19" table:formula="of:=SUM([.D7:.D59])" table:style-name="ce111">
            <text:p>16.176,19</text:p>
          </table:table-cell>
          <table:table-cell office:value-type="float" office:value="16677.330000000002" table:formula="of:=SUM([.E7:.E58])" table:style-name="ce111">
            <text:p>16.677,33</text:p>
          </table:table-cell>
          <table:table-cell office:value-type="float" office:value="501.14000000000124" table:formula="of:=[.E61]-[.D61]" table:style-name="ce112">
            <text:p>501,14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>
      <number:number number:decimal-places="2" number:min-decimal-places="0" number:min-integer-digits="1" number:grouping="true" number:decimal-replacement="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08T11:53:29Z</dc:date>
    <meta:print-date>2024-01-05T08:34:57Z</meta:print-date>
    <meta:editing-cycles>163</meta:editing-cycles>
    <meta:editing-duration>PT44684S</meta:editing-duration>
  </office:meta>
</office:document-meta>
</file>